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615ea" officeooo:paragraph-rsid="001615ea" style:font-size-asian="14pt" style:font-size-complex="14pt"/>
    </style:style>
    <style:style style:name="P2" style:family="paragraph" style:parent-style-name="Standard">
      <style:paragraph-properties fo:text-align="start" style:justify-single-word="false"/>
      <style:text-properties fo:font-size="12pt" officeooo:rsid="001615ea" officeooo:paragraph-rsid="001615ea" style:font-size-asian="10.5pt" style:font-size-complex="12pt"/>
    </style:style>
    <style:style style:name="P3" style:family="paragraph" style:parent-style-name="Standard">
      <style:paragraph-properties fo:text-align="start" style:justify-single-word="false"/>
      <style:text-properties fo:font-size="12pt" fo:font-weight="bold" officeooo:rsid="001615ea" officeooo:paragraph-rsid="001615e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615ea" officeooo:paragraph-rsid="001615ea"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 Protocol #1</text:p>
      <text:p text:style-name="P1"/>
      <text:p text:style-name="P3">Overzicht</text:p>
      <text:p text:style-name="P2"/>
      <text:p text:style-name="P2">Gisteren heeft Peter een GitHub groep aangemaakt. Deze heeft ieder van de groep gedownload en is nog bezig met het analyseren van de data.</text:p>
      <text:p text:style-name="P2"/>
      <text:p text:style-name="P3">Problemen</text:p>
      <text:p text:style-name="P3"/>
      <text:p text:style-name="P4">Nog geen problemen</text:p>
      <text:p text:style-name="P4"/>
      <text:p text:style-name="P3">Verloop</text:p>
      <text:p text:style-name="P3"/>
      <text:p text:style-name="P4">De volgende dagen gaan wij aan de slag met de data. Ieder van de groep gaat de data eigen maken, dus de data proberen te berijpen en de data verwerken. Het verwerken van deze data houdt in dat alleen de nuttige data die nodig is om te onderzoeken wordt gebruikt en dat deze data ook ik een bestand komt te staan. De data in het bestand moet makkelijk zijn in te lezen door de computer, zodat het visualisatieproces vloeiend verloo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0:44:10.245334933</meta:creation-date>
    <dc:date>2018-06-05T10:51:21.208884140</dc:date>
    <meta:editing-duration>PT7M11S</meta:editing-duration>
    <meta:editing-cycles>1</meta:editing-cycles>
    <meta:generator>LibreOffice/5.1.6.2$Linux_X86_64 LibreOffice_project/10m0$Build-2</meta:generator>
    <meta:document-statistic meta:table-count="0" meta:image-count="0" meta:object-count="0" meta:page-count="1" meta:paragraph-count="7" meta:word-count="113" meta:character-count="634" meta:non-whitespace-character-count="527"/>
  </office:meta>
</office:document-meta>
</file>